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4114in" svg:y="0.0394in">
            <draw:object draw:notify-on-update-of-ranges="Sheet1.G1:Sheet1.G1 Sheet1.G2:Sheet1.G26 Sheet1.H1:Sheet1.H1 Sheet1.H2:Sheet1.H26 Sheet1.G1:Sheet1.G1 Sheet1.G2:Sheet1.G26 Sheet1.I1:Sheet1.I1 Sheet1.I2:Sheet1.I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n_score</text:p>
          </table:table-cell>
          <table:table-cell office:value-type="string" calcext:value-type="string">
            <text:p>std dev score</text:p>
          </table:table-cell>
          <table:table-cell office:value-type="string" calcext:value-type="string">
            <text:p><text:s/>max_features</text:p>
          </table:table-cell>
          <table:table-cell office:value-type="string" calcext:value-type="string">
            <text:p>Cantidad de arboles</text:p>
          </table:table-cell>
          <table:table-cell table:number-columns-repeated="2"/>
          <table:table-cell office:value-type="string" calcext:value-type="string">
            <text:p>Cantidad de arboles</text:p>
          </table:table-cell>
          <table:table-cell office:value-type="string" calcext:value-type="string">
            <text:p>max atributos=log2</text:p>
          </table:table-cell>
          <table:table-cell office:value-type="string" calcext:value-type="string">
            <text:p>max atributos=sqrt2</text:p>
          </table:table-cell>
        </table:table-row>
        <table:table-row table:style-name="ro1">
          <table:table-cell office:value-type="float" office:value="0.982489088872" calcext:value-type="float">
            <text:p>0.9824890889</text:p>
          </table:table-cell>
          <table:table-cell office:value-type="float" office:value="0.00202897995596" calcext:value-type="float">
            <text:p>0.0020289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62361979719" calcext:value-type="float">
            <text:p>0.9623619797</text:p>
          </table:table-cell>
          <table:table-cell office:value-type="float" office:value="0.971821823731" calcext:value-type="float">
            <text:p>0.9718218237</text:p>
          </table:table-cell>
        </table:table-row>
        <table:table-row table:style-name="ro1">
          <table:table-cell office:value-type="float" office:value="0.9831613025" calcext:value-type="float">
            <text:p>0.9831613025</text:p>
          </table:table-cell>
          <table:table-cell office:value-type="float" office:value="0.00207665556988" calcext:value-type="float">
            <text:p>0.0020766556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68674480364" calcext:value-type="float">
            <text:p>0.9686744804</text:p>
          </table:table-cell>
          <table:table-cell office:value-type="float" office:value="0.976159806084" calcext:value-type="float">
            <text:p>0.9761598061</text:p>
          </table:table-cell>
        </table:table-row>
        <table:table-row table:style-name="ro1">
          <table:table-cell office:value-type="float" office:value="0.983832533006" calcext:value-type="float">
            <text:p>0.983832533</text:p>
          </table:table-cell>
          <table:table-cell office:value-type="float" office:value="0.00152525597987" calcext:value-type="float">
            <text:p>0.001525256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971291282081" calcext:value-type="float">
            <text:p>0.9712912821</text:p>
          </table:table-cell>
          <table:table-cell office:value-type="float" office:value="0.977839665693" calcext:value-type="float">
            <text:p>0.9778396657</text:p>
          </table:table-cell>
        </table:table-row>
        <table:table-row table:style-name="ro1">
          <table:table-cell office:value-type="float" office:value="0.984857019687" calcext:value-type="float">
            <text:p>0.9848570197</text:p>
          </table:table-cell>
          <table:table-cell office:value-type="float" office:value="0.00183264588576" calcext:value-type="float">
            <text:p>0.0018326459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71280826349" calcext:value-type="float">
            <text:p>0.9712808263</text:p>
          </table:table-cell>
          <table:table-cell office:value-type="float" office:value="0.97890889007" calcext:value-type="float">
            <text:p>0.9789088901</text:p>
          </table:table-cell>
        </table:table-row>
        <table:table-row table:style-name="ro1">
          <table:table-cell office:value-type="float" office:value="0.983940163621" calcext:value-type="float">
            <text:p>0.9839401636</text:p>
          </table:table-cell>
          <table:table-cell office:value-type="float" office:value="0.00194747195187" calcext:value-type="float">
            <text:p>0.001947472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7301499652" calcext:value-type="float">
            <text:p>0.9730149965</text:p>
          </table:table-cell>
          <table:table-cell office:value-type="float" office:value="0.979963265369" calcext:value-type="float">
            <text:p>0.9799632654</text:p>
          </table:table-cell>
        </table:table-row>
        <table:table-row table:style-name="ro1">
          <table:table-cell office:value-type="float" office:value="0.98467581267" calcext:value-type="float">
            <text:p>0.9846758127</text:p>
          </table:table-cell>
          <table:table-cell office:value-type="float" office:value="0.00200838159756" calcext:value-type="float">
            <text:p>0.0020083816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71781847747" calcext:value-type="float">
            <text:p>0.9717818477</text:p>
          </table:table-cell>
          <table:table-cell office:value-type="float" office:value="0.979410279527" calcext:value-type="float">
            <text:p>0.9794102795</text:p>
          </table:table-cell>
        </table:table-row>
        <table:table-row table:style-name="ro1">
          <table:table-cell office:value-type="float" office:value="0.984653973379" calcext:value-type="float">
            <text:p>0.9846539734</text:p>
          </table:table-cell>
          <table:table-cell office:value-type="float" office:value="0.00122804548239" calcext:value-type="float">
            <text:p>0.0012280455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71919163682" calcext:value-type="float">
            <text:p>0.9719191637</text:p>
          </table:table-cell>
          <table:table-cell office:value-type="float" office:value="0.980300157779" calcext:value-type="float">
            <text:p>0.9803001578</text:p>
          </table:table-cell>
        </table:table-row>
        <table:table-row table:style-name="ro1">
          <table:table-cell office:value-type="float" office:value="0.984342034658" calcext:value-type="float">
            <text:p>0.9843420347</text:p>
          </table:table-cell>
          <table:table-cell office:value-type="float" office:value="0.00174495315699" calcext:value-type="float">
            <text:p>0.0017449532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72895513772" calcext:value-type="float">
            <text:p>0.9728955138</text:p>
          </table:table-cell>
          <table:table-cell office:value-type="float" office:value="0.979525521952" calcext:value-type="float">
            <text:p>0.979525522</text:p>
          </table:table-cell>
        </table:table-row>
        <table:table-row table:style-name="ro1">
          <table:table-cell office:value-type="float" office:value="0.984125649526" calcext:value-type="float">
            <text:p>0.9841256495</text:p>
          </table:table-cell>
          <table:table-cell office:value-type="float" office:value="0.00164688946366" calcext:value-type="float">
            <text:p>0.0016468895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72983975398" calcext:value-type="float">
            <text:p>0.9729839754</text:p>
          </table:table-cell>
          <table:table-cell office:value-type="float" office:value="0.980428342925" calcext:value-type="float">
            <text:p>0.9804283429</text:p>
          </table:table-cell>
        </table:table-row>
        <table:table-row table:style-name="ro1">
          <table:table-cell office:value-type="float" office:value="0.984825549367" calcext:value-type="float">
            <text:p>0.9848255494</text:p>
          </table:table-cell>
          <table:table-cell office:value-type="float" office:value="0.00183687846898" calcext:value-type="float">
            <text:p>0.001836878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72862405538" calcext:value-type="float">
            <text:p>0.9728624055</text:p>
          </table:table-cell>
          <table:table-cell office:value-type="float" office:value="0.980121731959" calcext:value-type="float">
            <text:p>0.980121732</text:p>
          </table:table-cell>
        </table:table-row>
        <table:table-row table:style-name="ro1">
          <table:table-cell office:value-type="float" office:value="0.985373529609" calcext:value-type="float">
            <text:p>0.9853735296</text:p>
          </table:table-cell>
          <table:table-cell office:value-type="float" office:value="0.0017953124859" calcext:value-type="float">
            <text:p>0.001795312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7292374461" calcext:value-type="float">
            <text:p>0.9729237446</text:p>
          </table:table-cell>
          <table:table-cell office:value-type="float" office:value="0.97983050819" calcext:value-type="float">
            <text:p>0.9798305082</text:p>
          </table:table-cell>
        </table:table-row>
        <table:table-row table:style-name="ro1">
          <table:table-cell office:value-type="float" office:value="0.984162399359" calcext:value-type="float">
            <text:p>0.9841623994</text:p>
          </table:table-cell>
          <table:table-cell office:value-type="float" office:value="0.001884657272" calcext:value-type="float">
            <text:p>0.0018846573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72977905808" calcext:value-type="float">
            <text:p>0.9729779058</text:p>
          </table:table-cell>
          <table:table-cell office:value-type="float" office:value="0.979987524147" calcext:value-type="float">
            <text:p>0.9799875241</text:p>
          </table:table-cell>
        </table:table-row>
        <table:table-row table:style-name="ro1">
          <table:table-cell office:value-type="float" office:value="0.984415854221" calcext:value-type="float">
            <text:p>0.9844158542</text:p>
          </table:table-cell>
          <table:table-cell office:value-type="float" office:value="0.00181760616199" calcext:value-type="float">
            <text:p>0.0018176062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72611394911" calcext:value-type="float">
            <text:p>0.9726113949</text:p>
          </table:table-cell>
          <table:table-cell office:value-type="float" office:value="0.980106948035" calcext:value-type="float">
            <text:p>0.980106948</text:p>
          </table:table-cell>
        </table:table-row>
        <table:table-row table:style-name="ro1">
          <table:table-cell office:value-type="float" office:value="0.98484870589" calcext:value-type="float">
            <text:p>0.9848487059</text:p>
          </table:table-cell>
          <table:table-cell office:value-type="float" office:value="0.00157663385082" calcext:value-type="float">
            <text:p>0.0015766339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972504760282" calcext:value-type="float">
            <text:p>0.9725047603</text:p>
          </table:table-cell>
          <table:table-cell office:value-type="float" office:value="0.979739761856" calcext:value-type="float">
            <text:p>0.9797397619</text:p>
          </table:table-cell>
        </table:table-row>
        <table:table-row table:style-name="ro1">
          <table:table-cell office:value-type="float" office:value="0.983991720388" calcext:value-type="float">
            <text:p>0.9839917204</text:p>
          </table:table-cell>
          <table:table-cell office:value-type="float" office:value="0.00195840603738" calcext:value-type="float">
            <text:p>0.001958406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972778771861" calcext:value-type="float">
            <text:p>0.9727787719</text:p>
          </table:table-cell>
          <table:table-cell office:value-type="float" office:value="0.980152664324" calcext:value-type="float">
            <text:p>0.9801526643</text:p>
          </table:table-cell>
        </table:table-row>
        <table:table-row table:style-name="ro1">
          <table:table-cell office:value-type="float" office:value="0.98491536171" calcext:value-type="float">
            <text:p>0.9849153617</text:p>
          </table:table-cell>
          <table:table-cell office:value-type="float" office:value="0.0013404883393" calcext:value-type="float">
            <text:p>0.0013404883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73120684752" calcext:value-type="float">
            <text:p>0.9731206848</text:p>
          </table:table-cell>
          <table:table-cell office:value-type="float" office:value="0.980825192204" calcext:value-type="float">
            <text:p>0.9808251922</text:p>
          </table:table-cell>
        </table:table-row>
        <table:table-row table:style-name="ro1">
          <table:table-cell office:value-type="float" office:value="0.984806431434" calcext:value-type="float">
            <text:p>0.9848064314</text:p>
          </table:table-cell>
          <table:table-cell office:value-type="float" office:value="0.00194411040565" calcext:value-type="float">
            <text:p>0.0019441104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73507985133" calcext:value-type="float">
            <text:p>0.9735079851</text:p>
          </table:table-cell>
          <table:table-cell office:value-type="float" office:value="0.979794820507" calcext:value-type="float">
            <text:p>0.9797948205</text:p>
          </table:table-cell>
        </table:table-row>
        <table:table-row table:style-name="ro1">
          <table:table-cell office:value-type="float" office:value="0.984991763571" calcext:value-type="float">
            <text:p>0.9849917636</text:p>
          </table:table-cell>
          <table:table-cell office:value-type="float" office:value="0.00173766953875" calcext:value-type="float">
            <text:p>0.0017376695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733190463" calcext:value-type="float">
            <text:p>0.9733190463</text:p>
          </table:table-cell>
          <table:table-cell office:value-type="float" office:value="0.979958053879" calcext:value-type="float">
            <text:p>0.9799580539</text:p>
          </table:table-cell>
        </table:table-row>
        <table:table-row table:style-name="ro1">
          <table:table-cell office:value-type="float" office:value="0.984867618299" calcext:value-type="float">
            <text:p>0.9848676183</text:p>
          </table:table-cell>
          <table:table-cell office:value-type="float" office:value="0.00154927515976" calcext:value-type="float">
            <text:p>0.0015492752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973183540131" calcext:value-type="float">
            <text:p>0.9731835401</text:p>
          </table:table-cell>
          <table:table-cell office:value-type="float" office:value="0.979868227043" calcext:value-type="float">
            <text:p>0.979868227</text:p>
          </table:table-cell>
        </table:table-row>
        <table:table-row table:style-name="ro1">
          <table:table-cell office:value-type="float" office:value="0.984030102484" calcext:value-type="float">
            <text:p>0.9840301025</text:p>
          </table:table-cell>
          <table:table-cell office:value-type="float" office:value="0.00204649229831" calcext:value-type="float">
            <text:p>0.0020464923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974464450483" calcext:value-type="float">
            <text:p>0.9744644505</text:p>
          </table:table-cell>
          <table:table-cell office:value-type="float" office:value="0.980011348067" calcext:value-type="float">
            <text:p>0.9800113481</text:p>
          </table:table-cell>
        </table:table-row>
        <table:table-row table:style-name="ro1">
          <table:table-cell office:value-type="float" office:value="0.984435677487" calcext:value-type="float">
            <text:p>0.9844356775</text:p>
          </table:table-cell>
          <table:table-cell office:value-type="float" office:value="0.0022399558888" calcext:value-type="float">
            <text:p>0.0022399559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97337227081" calcext:value-type="float">
            <text:p>0.9733722708</text:p>
          </table:table-cell>
          <table:table-cell office:value-type="float" office:value="0.9804487524" calcext:value-type="float">
            <text:p>0.9804487524</text:p>
          </table:table-cell>
        </table:table-row>
        <table:table-row table:style-name="ro1">
          <table:table-cell office:value-type="float" office:value="0.984453698778" calcext:value-type="float">
            <text:p>0.9844536988</text:p>
          </table:table-cell>
          <table:table-cell office:value-type="float" office:value="0.00166695626871" calcext:value-type="float">
            <text:p>0.0016669563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73088397624" calcext:value-type="float">
            <text:p>0.9730883976</text:p>
          </table:table-cell>
          <table:table-cell office:value-type="float" office:value="0.979607036232" calcext:value-type="float">
            <text:p>0.9796070362</text:p>
          </table:table-cell>
        </table:table-row>
        <table:table-row table:style-name="ro1">
          <table:table-cell office:value-type="float" office:value="0.984606005419" calcext:value-type="float">
            <text:p>0.9846060054</text:p>
          </table:table-cell>
          <table:table-cell office:value-type="float" office:value="0.00194787840153" calcext:value-type="float">
            <text:p>0.0019478784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973972197989" calcext:value-type="float">
            <text:p>0.973972198</text:p>
          </table:table-cell>
          <table:table-cell office:value-type="float" office:value="0.980677657412" calcext:value-type="float">
            <text:p>0.9806776574</text:p>
          </table:table-cell>
        </table:table-row>
        <table:table-row table:style-name="ro1">
          <table:table-cell office:value-type="float" office:value="0.984593007189" calcext:value-type="float">
            <text:p>0.9845930072</text:p>
          </table:table-cell>
          <table:table-cell office:value-type="float" office:value="0.00231404831637" calcext:value-type="float">
            <text:p>0.0023140483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973061235708" calcext:value-type="float">
            <text:p>0.9730612357</text:p>
          </table:table-cell>
          <table:table-cell office:value-type="float" office:value="0.980229189523" calcext:value-type="float">
            <text:p>0.9802291895</text:p>
          </table:table-cell>
        </table:table-row>
        <table:table-row table:style-name="ro1">
          <table:table-cell office:value-type="float" office:value="0.984958415436" calcext:value-type="float">
            <text:p>0.9849584154</text:p>
          </table:table-cell>
          <table:table-cell office:value-type="float" office:value="0.00192463055882" calcext:value-type="float">
            <text:p>0.0019246306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974413617334" calcext:value-type="float">
            <text:p>0.9744136173</text:p>
          </table:table-cell>
          <table:table-cell office:value-type="float" office:value="0.980799889571" calcext:value-type="float">
            <text:p>0.9807998896</text:p>
          </table:table-cell>
        </table:table-row>
        <table:table-row table:style-name="ro1">
          <table:table-cell office:value-type="float" office:value="0.962361979719" calcext:value-type="float">
            <text:p>0.9623619797</text:p>
          </table:table-cell>
          <table:table-cell office:value-type="float" office:value="0.00388174248769" calcext:value-type="float">
            <text:p>0.0038817425</text:p>
          </table:table-cell>
          <table:table-cell office:value-type="string" calcext:value-type="string">
            <text:p>log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968674480364" calcext:value-type="float">
            <text:p>0.9686744804</text:p>
          </table:table-cell>
          <table:table-cell office:value-type="float" office:value="0.00446627315078" calcext:value-type="float">
            <text:p>0.0044662732</text:p>
          </table:table-cell>
          <table:table-cell office:value-type="string" calcext:value-type="string">
            <text:p>log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.971291282081" calcext:value-type="float">
            <text:p>0.9712912821</text:p>
          </table:table-cell>
          <table:table-cell office:value-type="float" office:value="0.00346127550993" calcext:value-type="float">
            <text:p>0.0034612755</text:p>
          </table:table-cell>
          <table:table-cell office:value-type="string" calcext:value-type="string">
            <text:p>log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971280826349" calcext:value-type="float">
            <text:p>0.9712808263</text:p>
          </table:table-cell>
          <table:table-cell office:value-type="float" office:value="0.0033311019503" calcext:value-type="float">
            <text:p>0.003331102</text:p>
          </table:table-cell>
          <table:table-cell office:value-type="string" calcext:value-type="string">
            <text:p>log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97301499652" calcext:value-type="float">
            <text:p>0.9730149965</text:p>
          </table:table-cell>
          <table:table-cell office:value-type="float" office:value="0.00323201225154" calcext:value-type="float">
            <text:p>0.0032320123</text:p>
          </table:table-cell>
          <table:table-cell office:value-type="string" calcext:value-type="string">
            <text:p>log2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.971781847747" calcext:value-type="float">
            <text:p>0.9717818477</text:p>
          </table:table-cell>
          <table:table-cell office:value-type="float" office:value="0.00268608093416" calcext:value-type="float">
            <text:p>0.0026860809</text:p>
          </table:table-cell>
          <table:table-cell office:value-type="string" calcext:value-type="string">
            <text:p>log2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.971919163682" calcext:value-type="float">
            <text:p>0.9719191637</text:p>
          </table:table-cell>
          <table:table-cell office:value-type="float" office:value="0.00269416965537" calcext:value-type="float">
            <text:p>0.0026941697</text:p>
          </table:table-cell>
          <table:table-cell office:value-type="string" calcext:value-type="string">
            <text:p>log2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0.972895513772" calcext:value-type="float">
            <text:p>0.9728955138</text:p>
          </table:table-cell>
          <table:table-cell office:value-type="float" office:value="0.0022815163782" calcext:value-type="float">
            <text:p>0.0022815164</text:p>
          </table:table-cell>
          <table:table-cell office:value-type="string" calcext:value-type="string">
            <text:p>log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972983975398" calcext:value-type="float">
            <text:p>0.9729839754</text:p>
          </table:table-cell>
          <table:table-cell office:value-type="float" office:value="0.00316080119393" calcext:value-type="float">
            <text:p>0.0031608012</text:p>
          </table:table-cell>
          <table:table-cell office:value-type="string" calcext:value-type="string">
            <text:p>log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0.972862405538" calcext:value-type="float">
            <text:p>0.9728624055</text:p>
          </table:table-cell>
          <table:table-cell office:value-type="float" office:value="0.00291296254987" calcext:value-type="float">
            <text:p>0.0029129625</text:p>
          </table:table-cell>
          <table:table-cell office:value-type="string" calcext:value-type="string">
            <text:p>log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0.97292374461" calcext:value-type="float">
            <text:p>0.9729237446</text:p>
          </table:table-cell>
          <table:table-cell office:value-type="float" office:value="0.00287253862101" calcext:value-type="float">
            <text:p>0.0028725386</text:p>
          </table:table-cell>
          <table:table-cell office:value-type="string" calcext:value-type="string">
            <text:p>log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0.972977905808" calcext:value-type="float">
            <text:p>0.9729779058</text:p>
          </table:table-cell>
          <table:table-cell office:value-type="float" office:value="0.00276316305938" calcext:value-type="float">
            <text:p>0.0027631631</text:p>
          </table:table-cell>
          <table:table-cell office:value-type="string" calcext:value-type="string">
            <text:p>log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0.972611394911" calcext:value-type="float">
            <text:p>0.9726113949</text:p>
          </table:table-cell>
          <table:table-cell office:value-type="float" office:value="0.00235517875597" calcext:value-type="float">
            <text:p>0.0023551788</text:p>
          </table:table-cell>
          <table:table-cell office:value-type="string" calcext:value-type="string">
            <text:p>log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0.972504760282" calcext:value-type="float">
            <text:p>0.9725047603</text:p>
          </table:table-cell>
          <table:table-cell office:value-type="float" office:value="0.00283148577741" calcext:value-type="float">
            <text:p>0.0028314858</text:p>
          </table:table-cell>
          <table:table-cell office:value-type="string" calcext:value-type="string">
            <text:p>log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0.972778771861" calcext:value-type="float">
            <text:p>0.9727787719</text:p>
          </table:table-cell>
          <table:table-cell office:value-type="float" office:value="0.00352254869874" calcext:value-type="float">
            <text:p>0.0035225487</text:p>
          </table:table-cell>
          <table:table-cell office:value-type="string" calcext:value-type="string">
            <text:p>log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.973120684752" calcext:value-type="float">
            <text:p>0.9731206848</text:p>
          </table:table-cell>
          <table:table-cell office:value-type="float" office:value="0.00232693722572" calcext:value-type="float">
            <text:p>0.0023269372</text:p>
          </table:table-cell>
          <table:table-cell office:value-type="string" calcext:value-type="string">
            <text:p>log2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0.973507985133" calcext:value-type="float">
            <text:p>0.9735079851</text:p>
          </table:table-cell>
          <table:table-cell office:value-type="float" office:value="0.00246441034873" calcext:value-type="float">
            <text:p>0.0024644103</text:p>
          </table:table-cell>
          <table:table-cell office:value-type="string" calcext:value-type="string">
            <text:p>log2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0.9733190463" calcext:value-type="float">
            <text:p>0.9733190463</text:p>
          </table:table-cell>
          <table:table-cell office:value-type="float" office:value="0.00278446609524" calcext:value-type="float">
            <text:p>0.0027844661</text:p>
          </table:table-cell>
          <table:table-cell office:value-type="string" calcext:value-type="string">
            <text:p>log2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0.973183540131" calcext:value-type="float">
            <text:p>0.9731835401</text:p>
          </table:table-cell>
          <table:table-cell office:value-type="float" office:value="0.00222038822179" calcext:value-type="float">
            <text:p>0.0022203882</text:p>
          </table:table-cell>
          <table:table-cell office:value-type="string" calcext:value-type="string">
            <text:p>log2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0.974464450483" calcext:value-type="float">
            <text:p>0.9744644505</text:p>
          </table:table-cell>
          <table:table-cell office:value-type="float" office:value="0.00277134340218" calcext:value-type="float">
            <text:p>0.0027713434</text:p>
          </table:table-cell>
          <table:table-cell office:value-type="string" calcext:value-type="string">
            <text:p>log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0.97337227081" calcext:value-type="float">
            <text:p>0.9733722708</text:p>
          </table:table-cell>
          <table:table-cell office:value-type="float" office:value="0.00286661329537" calcext:value-type="float">
            <text:p>0.0028666133</text:p>
          </table:table-cell>
          <table:table-cell office:value-type="string" calcext:value-type="string">
            <text:p>log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0.973088397624" calcext:value-type="float">
            <text:p>0.9730883976</text:p>
          </table:table-cell>
          <table:table-cell office:value-type="float" office:value="0.00261447662127" calcext:value-type="float">
            <text:p>0.0026144766</text:p>
          </table:table-cell>
          <table:table-cell office:value-type="string" calcext:value-type="string">
            <text:p>log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.973972197989" calcext:value-type="float">
            <text:p>0.973972198</text:p>
          </table:table-cell>
          <table:table-cell office:value-type="float" office:value="0.00257708911842" calcext:value-type="float">
            <text:p>0.0025770891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0.973061235708" calcext:value-type="float">
            <text:p>0.9730612357</text:p>
          </table:table-cell>
          <table:table-cell office:value-type="float" office:value="0.00257710616732" calcext:value-type="float">
            <text:p>0.0025771062</text:p>
          </table:table-cell>
          <table:table-cell office:value-type="string" calcext:value-type="string">
            <text:p>log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0.974413617334" calcext:value-type="float">
            <text:p>0.9744136173</text:p>
          </table:table-cell>
          <table:table-cell office:value-type="float" office:value="0.00174051608079" calcext:value-type="float">
            <text:p>0.0017405161</text:p>
          </table:table-cell>
          <table:table-cell office:value-type="string" calcext:value-type="string">
            <text:p>log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0.971821823731" calcext:value-type="float">
            <text:p>0.9718218237</text:p>
          </table:table-cell>
          <table:table-cell office:value-type="float" office:value="0.00283955933285" calcext:value-type="float">
            <text:p>0.0028395593</text:p>
          </table:table-cell>
          <table:table-cell office:value-type="string" calcext:value-type="string">
            <text:p>sqr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.976159806084" calcext:value-type="float">
            <text:p>0.9761598061</text:p>
          </table:table-cell>
          <table:table-cell office:value-type="float" office:value="0.00243944289743" calcext:value-type="float">
            <text:p>0.0024394429</text:p>
          </table:table-cell>
          <table:table-cell office:value-type="string" calcext:value-type="string">
            <text:p>sqr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.977839665693" calcext:value-type="float">
            <text:p>0.9778396657</text:p>
          </table:table-cell>
          <table:table-cell office:value-type="float" office:value="0.00233196267567" calcext:value-type="float">
            <text:p>0.0023319627</text:p>
          </table:table-cell>
          <table:table-cell office:value-type="string" calcext:value-type="string">
            <text:p>sqrt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97890889007" calcext:value-type="float">
            <text:p>0.9789088901</text:p>
          </table:table-cell>
          <table:table-cell office:value-type="float" office:value="0.00194858465619" calcext:value-type="float">
            <text:p>0.0019485847</text:p>
          </table:table-cell>
          <table:table-cell office:value-type="string" calcext:value-type="string">
            <text:p>sqrt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.979963265369" calcext:value-type="float">
            <text:p>0.9799632654</text:p>
          </table:table-cell>
          <table:table-cell office:value-type="float" office:value="0.00299216446511" calcext:value-type="float">
            <text:p>0.0029921645</text:p>
          </table:table-cell>
          <table:table-cell office:value-type="string" calcext:value-type="string">
            <text:p>sqrt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.979410279527" calcext:value-type="float">
            <text:p>0.9794102795</text:p>
          </table:table-cell>
          <table:table-cell office:value-type="float" office:value="0.00209833615482" calcext:value-type="float">
            <text:p>0.0020983362</text:p>
          </table:table-cell>
          <table:table-cell office:value-type="string" calcext:value-type="string">
            <text:p>sqrt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0.980300157779" calcext:value-type="float">
            <text:p>0.9803001578</text:p>
          </table:table-cell>
          <table:table-cell office:value-type="float" office:value="0.00212187153315" calcext:value-type="float">
            <text:p>0.0021218715</text:p>
          </table:table-cell>
          <table:table-cell office:value-type="string" calcext:value-type="string">
            <text:p>sqrt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0.979525521952" calcext:value-type="float">
            <text:p>0.979525522</text:p>
          </table:table-cell>
          <table:table-cell office:value-type="float" office:value="0.00173350183022" calcext:value-type="float">
            <text:p>0.0017335018</text:p>
          </table:table-cell>
          <table:table-cell office:value-type="string" calcext:value-type="string">
            <text:p>sqrt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0.980428342925" calcext:value-type="float">
            <text:p>0.9804283429</text:p>
          </table:table-cell>
          <table:table-cell office:value-type="float" office:value="0.00211228933158" calcext:value-type="float">
            <text:p>0.0021122893</text:p>
          </table:table-cell>
          <table:table-cell office:value-type="string" calcext:value-type="string">
            <text:p>sqrt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0.980121731959" calcext:value-type="float">
            <text:p>0.980121732</text:p>
          </table:table-cell>
          <table:table-cell office:value-type="float" office:value="0.00254327196368" calcext:value-type="float">
            <text:p>0.002543272</text:p>
          </table:table-cell>
          <table:table-cell office:value-type="string" calcext:value-type="string">
            <text:p>sqr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0.97983050819" calcext:value-type="float">
            <text:p>0.9798305082</text:p>
          </table:table-cell>
          <table:table-cell office:value-type="float" office:value="0.00215889029695" calcext:value-type="float">
            <text:p>0.0021588903</text:p>
          </table:table-cell>
          <table:table-cell office:value-type="string" calcext:value-type="string">
            <text:p>sqrt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0.979987524147" calcext:value-type="float">
            <text:p>0.9799875241</text:p>
          </table:table-cell>
          <table:table-cell office:value-type="float" office:value="0.00204861733075" calcext:value-type="float">
            <text:p>0.0020486173</text:p>
          </table:table-cell>
          <table:table-cell office:value-type="string" calcext:value-type="string">
            <text:p>sqrt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0.980106948035" calcext:value-type="float">
            <text:p>0.980106948</text:p>
          </table:table-cell>
          <table:table-cell office:value-type="float" office:value="0.00209336139925" calcext:value-type="float">
            <text:p>0.0020933614</text:p>
          </table:table-cell>
          <table:table-cell office:value-type="string" calcext:value-type="string">
            <text:p>sqrt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0.979739761856" calcext:value-type="float">
            <text:p>0.9797397619</text:p>
          </table:table-cell>
          <table:table-cell office:value-type="float" office:value="0.00218069141441" calcext:value-type="float">
            <text:p>0.0021806914</text:p>
          </table:table-cell>
          <table:table-cell office:value-type="string" calcext:value-type="string">
            <text:p>sqrt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0.980152664324" calcext:value-type="float">
            <text:p>0.9801526643</text:p>
          </table:table-cell>
          <table:table-cell office:value-type="float" office:value="0.000976503753818" calcext:value-type="float">
            <text:p>0.0009765038</text:p>
          </table:table-cell>
          <table:table-cell office:value-type="string" calcext:value-type="string">
            <text:p>sqrt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.980825192204" calcext:value-type="float">
            <text:p>0.9808251922</text:p>
          </table:table-cell>
          <table:table-cell office:value-type="float" office:value="0.001660103975" calcext:value-type="float">
            <text:p>0.001660104</text:p>
          </table:table-cell>
          <table:table-cell office:value-type="string" calcext:value-type="string">
            <text:p>sqr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0.979794820507" calcext:value-type="float">
            <text:p>0.9797948205</text:p>
          </table:table-cell>
          <table:table-cell office:value-type="float" office:value="0.00209998029724" calcext:value-type="float">
            <text:p>0.0020999803</text:p>
          </table:table-cell>
          <table:table-cell office:value-type="string" calcext:value-type="string">
            <text:p>sqr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0.979958053879" calcext:value-type="float">
            <text:p>0.9799580539</text:p>
          </table:table-cell>
          <table:table-cell office:value-type="float" office:value="0.00209792551479" calcext:value-type="float">
            <text:p>0.0020979255</text:p>
          </table:table-cell>
          <table:table-cell office:value-type="string" calcext:value-type="string">
            <text:p>sqrt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0.979868227043" calcext:value-type="float">
            <text:p>0.979868227</text:p>
          </table:table-cell>
          <table:table-cell office:value-type="float" office:value="0.00245765683655" calcext:value-type="float">
            <text:p>0.0024576568</text:p>
          </table:table-cell>
          <table:table-cell office:value-type="string" calcext:value-type="string">
            <text:p>sqrt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0.980011348067" calcext:value-type="float">
            <text:p>0.9800113481</text:p>
          </table:table-cell>
          <table:table-cell office:value-type="float" office:value="0.00188198136823" calcext:value-type="float">
            <text:p>0.0018819814</text:p>
          </table:table-cell>
          <table:table-cell office:value-type="string" calcext:value-type="string">
            <text:p>sqrt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0.9804487524" calcext:value-type="float">
            <text:p>0.9804487524</text:p>
          </table:table-cell>
          <table:table-cell office:value-type="float" office:value="0.00200397808038" calcext:value-type="float">
            <text:p>0.0020039781</text:p>
          </table:table-cell>
          <table:table-cell office:value-type="string" calcext:value-type="string">
            <text:p>sqrt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0.979607036232" calcext:value-type="float">
            <text:p>0.9796070362</text:p>
          </table:table-cell>
          <table:table-cell office:value-type="float" office:value="0.00179132393412" calcext:value-type="float">
            <text:p>0.0017913239</text:p>
          </table:table-cell>
          <table:table-cell office:value-type="string" calcext:value-type="string">
            <text:p>sqrt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.980677657412" calcext:value-type="float">
            <text:p>0.9806776574</text:p>
          </table:table-cell>
          <table:table-cell office:value-type="float" office:value="0.00181723079331" calcext:value-type="float">
            <text:p>0.0018172308</text:p>
          </table:table-cell>
          <table:table-cell office:value-type="string" calcext:value-type="string">
            <text:p>sqr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0.980229189523" calcext:value-type="float">
            <text:p>0.9802291895</text:p>
          </table:table-cell>
          <table:table-cell office:value-type="float" office:value="0.00210897777676" calcext:value-type="float">
            <text:p>0.0021089778</text:p>
          </table:table-cell>
          <table:table-cell office:value-type="string" calcext:value-type="string">
            <text:p>sqrt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0.980799889571" calcext:value-type="float">
            <text:p>0.9807998896</text:p>
          </table:table-cell>
          <table:table-cell office:value-type="float" office:value="0.00217490634246" calcext:value-type="float">
            <text:p>0.0021749063</text:p>
          </table:table-cell>
          <table:table-cell office:value-type="string" calcext:value-type="string">
            <text:p>sqr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76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3:55:39.525547431</dc:date>
    <meta:document-statistic meta:table-count="1" meta:cell-count="38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43cm" svg:y="0.315cm" chart:style-name="ch2">
          <text:p>f0.5 de RandomForesten funcion de tamaño de bosque</text:p>
        </chart:title>
        <chart:legend svg:x="9.889cm" svg:y="5.12cm" style:legend-expansion="custom" chartooo:width="4.172cm" chartooo:height="1.088cm" style:legend-expansion-aspect-ratio="3.83455882352941" chart:style-name="ch3"/>
        <chart:plot-area chart:style-name="ch4" table:cell-range-address="Sheet1.G1:Sheet1.I26" chart:data-source-has-labels="row" svg:x="1.328cm" svg:y="1.322cm" svg:width="14.352cm" svg:height="6.52cm">
          <chartooo:coordinate-region svg:x="2.417cm" svg:y="1.52cm" svg:width="13.078cm" svg:height="5.679cm"/>
          <chart:axis chart:dimension="x" chart:name="primary-x" chart:style-name="ch5">
            <chart:title svg:x="6.195cm" svg:y="8.023cm" chart:style-name="ch6">
              <text:p>Cantidad de árboles en bosque</text:p>
            </chart:title>
          </chart:axis>
          <chart:axis chart:dimension="y" chart:name="primary-y" chart:style-name="ch5">
            <chart:title svg:x="0.451cm" svg:y="4.901cm" chart:style-name="ch7">
              <text:p>f0.5</text:p>
            </chart:title>
            <chart:grid chart:style-name="ch8" chart:class="major"/>
          </chart:axis>
          <chart:series chart:style-name="ch9" chart:values-cell-range-address="Sheet1.H2:Sheet1.H26" chart:label-cell-address="Sheet1.H1:Sheet1.H1" chart:class="chart:scatter">
            <chart:domain table:cell-range-address="Sheet1.G2:Sheet1.G26"/>
            <chart:data-point chart:repeated="25"/>
          </chart:series>
          <chart:series chart:style-name="ch10" chart:values-cell-range-address="Sheet1.I2:Sheet1.I26" chart:label-cell-address="Sheet1.I1:Sheet1.I1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x atributos=log2</text:p>
                <draw:g>
                  <svg:desc>Sheet1.H1:Sheet1.H1</svg:desc>
                </draw:g>
              </table:table-cell>
              <table:table-cell office:value-type="string">
                <text:p>max atributos=sqrt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G2:Sheet1.G26</svg:desc>
                </draw:g>
              </table:table-cell>
              <table:table-cell office:value-type="float" office:value="0.962361979719">
                <text:p>0.962361979719</text:p>
                <draw:g>
                  <svg:desc>Sheet1.H2:Sheet1.H26</svg:desc>
                </draw:g>
              </table:table-cell>
              <table:table-cell office:value-type="float" office:value="0.971821823731">
                <text:p>0.971821823731</text:p>
                <draw:g>
                  <svg:desc>Sheet1.I2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68674480364">
                <text:p>0.968674480364</text:p>
              </table:table-cell>
              <table:table-cell office:value-type="float" office:value="0.976159806084">
                <text:p>0.976159806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971291282081">
                <text:p>0.971291282081</text:p>
              </table:table-cell>
              <table:table-cell office:value-type="float" office:value="0.977839665693">
                <text:p>0.97783966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71280826349">
                <text:p>0.971280826349</text:p>
              </table:table-cell>
              <table:table-cell office:value-type="float" office:value="0.97890889007">
                <text:p>0.97890889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97301499652">
                <text:p>0.97301499652</text:p>
              </table:table-cell>
              <table:table-cell office:value-type="float" office:value="0.979963265369">
                <text:p>0.979963265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0.971781847747">
                <text:p>0.971781847747</text:p>
              </table:table-cell>
              <table:table-cell office:value-type="float" office:value="0.979410279527">
                <text:p>0.979410279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971919163682">
                <text:p>0.971919163682</text:p>
              </table:table-cell>
              <table:table-cell office:value-type="float" office:value="0.980300157779">
                <text:p>0.980300157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972895513772">
                <text:p>0.972895513772</text:p>
              </table:table-cell>
              <table:table-cell office:value-type="float" office:value="0.979525521952">
                <text:p>0.97952552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0.972983975398">
                <text:p>0.972983975398</text:p>
              </table:table-cell>
              <table:table-cell office:value-type="float" office:value="0.980428342925">
                <text:p>0.980428342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972862405538">
                <text:p>0.972862405538</text:p>
              </table:table-cell>
              <table:table-cell office:value-type="float" office:value="0.980121731959">
                <text:p>0.980121731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97292374461">
                <text:p>0.97292374461</text:p>
              </table:table-cell>
              <table:table-cell office:value-type="float" office:value="0.97983050819">
                <text:p>0.97983050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972977905808">
                <text:p>0.972977905808</text:p>
              </table:table-cell>
              <table:table-cell office:value-type="float" office:value="0.979987524147">
                <text:p>0.979987524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0.972611394911">
                <text:p>0.972611394911</text:p>
              </table:table-cell>
              <table:table-cell office:value-type="float" office:value="0.980106948035">
                <text:p>0.980106948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0.972504760282">
                <text:p>0.972504760282</text:p>
              </table:table-cell>
              <table:table-cell office:value-type="float" office:value="0.979739761856">
                <text:p>0.97973976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972778771861">
                <text:p>0.972778771861</text:p>
              </table:table-cell>
              <table:table-cell office:value-type="float" office:value="0.980152664324">
                <text:p>0.980152664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73120684752">
                <text:p>0.973120684752</text:p>
              </table:table-cell>
              <table:table-cell office:value-type="float" office:value="0.980825192204">
                <text:p>0.980825192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73507985133">
                <text:p>0.973507985133</text:p>
              </table:table-cell>
              <table:table-cell office:value-type="float" office:value="0.979794820507">
                <text:p>0.979794820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733190463">
                <text:p>0.9733190463</text:p>
              </table:table-cell>
              <table:table-cell office:value-type="float" office:value="0.979958053879">
                <text:p>0.979958053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973183540131">
                <text:p>0.973183540131</text:p>
              </table:table-cell>
              <table:table-cell office:value-type="float" office:value="0.979868227043">
                <text:p>0.979868227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0.974464450483">
                <text:p>0.974464450483</text:p>
              </table:table-cell>
              <table:table-cell office:value-type="float" office:value="0.980011348067">
                <text:p>0.980011348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0.97337227081">
                <text:p>0.97337227081</text:p>
              </table:table-cell>
              <table:table-cell office:value-type="float" office:value="0.9804487524">
                <text:p>0.9804487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0.973088397624">
                <text:p>0.973088397624</text:p>
              </table:table-cell>
              <table:table-cell office:value-type="float" office:value="0.979607036232">
                <text:p>0.979607036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73972197989">
                <text:p>0.973972197989</text:p>
              </table:table-cell>
              <table:table-cell office:value-type="float" office:value="0.980677657412">
                <text:p>0.980677657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73061235708">
                <text:p>0.973061235708</text:p>
              </table:table-cell>
              <table:table-cell office:value-type="float" office:value="0.980229189523">
                <text:p>0.980229189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974413617334">
                <text:p>0.974413617334</text:p>
              </table:table-cell>
              <table:table-cell office:value-type="float" office:value="0.980799889571">
                <text:p>0.980799889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